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07dc" officeooo:paragraph-rsid="001f07dc"/>
    </style:style>
    <style:style style:name="P2" style:family="paragraph" style:parent-style-name="Standard">
      <style:text-properties officeooo:rsid="001fe29b" officeooo:paragraph-rsid="00211d4b"/>
    </style:style>
    <style:style style:name="P3" style:family="paragraph" style:parent-style-name="Standard">
      <style:text-properties officeooo:rsid="001fe29b" officeooo:paragraph-rsid="0021232b"/>
    </style:style>
    <style:style style:name="P4" style:family="paragraph" style:parent-style-name="Standard">
      <style:text-properties officeooo:rsid="00215a8b" officeooo:paragraph-rsid="00223a14"/>
    </style:style>
    <style:style style:name="P5" style:family="paragraph" style:parent-style-name="Standard">
      <style:text-properties fo:font-weight="bold" officeooo:rsid="001f07dc" officeooo:paragraph-rsid="001f07dc" style:font-weight-asian="bold" style:font-weight-complex="bold"/>
    </style:style>
    <style:style style:name="P6" style:family="paragraph" style:parent-style-name="Standard">
      <style:text-properties fo:font-weight="bold" officeooo:rsid="001fe29b" officeooo:paragraph-rsid="001fe29b" style:font-weight-asian="bold" style:font-weight-complex="bold"/>
    </style:style>
    <style:style style:name="P7" style:family="paragraph" style:parent-style-name="Standard">
      <style:text-properties fo:font-weight="normal" officeooo:rsid="001f07dc" officeooo:paragraph-rsid="00334bd7" style:font-weight-asian="normal" style:font-weight-complex="normal"/>
    </style:style>
    <style:style style:name="P8" style:family="paragraph" style:parent-style-name="Standard">
      <style:text-properties fo:font-weight="normal" officeooo:rsid="00215a8b" officeooo:paragraph-rsid="00215a8b" style:font-weight-asian="normal" style:font-weight-complex="normal"/>
    </style:style>
    <style:style style:name="P9" style:family="paragraph" style:parent-style-name="Standard">
      <style:text-properties fo:font-weight="normal" officeooo:rsid="00215a8b" officeooo:paragraph-rsid="0033be20" style:font-weight-asian="normal" style:font-weight-complex="normal"/>
    </style:style>
    <style:style style:name="P10" style:family="paragraph" style:parent-style-name="Standard">
      <style:text-properties fo:font-weight="normal" officeooo:rsid="00215a8b" officeooo:paragraph-rsid="00340f1e" style:font-weight-asian="normal" style:font-weight-complex="normal"/>
    </style:style>
    <style:style style:name="P11" style:family="paragraph" style:parent-style-name="Standard">
      <style:text-properties fo:font-weight="bold" officeooo:rsid="001f07dc" officeooo:paragraph-rsid="0031d44d" style:font-weight-asian="bold" style:font-weight-complex="bold"/>
    </style:style>
    <style:style style:name="T1" style:family="text">
      <style:text-properties officeooo:rsid="00202504"/>
    </style:style>
    <style:style style:name="T2" style:family="text">
      <style:text-properties officeooo:rsid="00211d4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2504" style:font-weight-asian="bold" style:font-weight-complex="bold"/>
    </style:style>
    <style:style style:name="T5" style:family="text">
      <style:text-properties fo:font-weight="bold" officeooo:rsid="002a0386" style:font-weight-asian="bold" style:font-weight-complex="bold"/>
    </style:style>
    <style:style style:name="T6" style:family="text">
      <style:text-properties fo:font-weight="bold" officeooo:rsid="00211d4b" style:font-weight-asian="bold" style:font-weight-complex="bold"/>
    </style:style>
    <style:style style:name="T7" style:family="text">
      <style:text-properties officeooo:rsid="002a038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系统和依赖安装：</text:p>
      <text:p text:style-name="P1">ubuntu20.04</text:p>
      <text:p text:style-name="P1">ros-notetic</text:p>
      <text:p text:style-name="P1"/>
      <text:p text:style-name="P6">包：</text:p>
      <text:p text:style-name="P2"><text:span text:style-name="T1">move</text:span><text:span text:style-name="T7">base_</text:span><text:span text:style-name="T2">test</text:span><text:span text:style-name="T7">1</text:span><text:span text:style-name="T1"> 用虚拟点来测试规划与跟踪效果</text:span></text:p>
      <text:p text:style-name="P1"/>
      <text:p text:style-name="P11">运行<text:span text:style-name="T1">move</text:span><text:span text:style-name="T7">base_</text:span><text:span text:style-name="T2">test</text:span><text:span text:style-name="T7">1</text:span></text:p>
      <text:p text:style-name="P7">解压后<text:span text:style-name="T1">move</text:span><text:span text:style-name="T7">base_</text:span><text:span text:style-name="T2">test</text:span><text:span text:style-name="T7">1</text:span>文件结构：</text:p>
      <text:p text:style-name="P8">devel <text:s/>src <text:s/>build</text:p>
      <text:p text:style-name="P9">进入<text:span text:style-name="T1">move</text:span><text:span text:style-name="T7">base_</text:span><text:span text:style-name="T2">test</text:span><text:span text:style-name="T7">1</text:span>，运行指令source devel/setup.bash，运行roslaunch pubmap loadmap.launch加载地图</text:p>
      <text:p text:style-name="P8">进入src/pubpos/src，运行python pub_pos.py发布虚拟点坐标系变换</text:p>
      <text:p text:style-name="P10">进入<text:span text:style-name="T1">move</text:span><text:span text:style-name="T7">base_</text:span><text:span text:style-name="T2">test</text:span><text:span text:style-name="T7">1</text:span>，运行指令source devel/setup.bash，运行roslaunch my_planner costmap.launch开始规划路径和速度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5T15:32:47.244466718</meta:creation-date>
    <dc:date>2024-07-16T02:50:31.692954869</dc:date>
    <meta:editing-duration>PT14M3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105" meta:character-count="335" meta:non-whitespace-character-count="323"/>
  </office:meta>
</office:document-meta>
</file>